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5C000004D0E3B121BAC53353FE.png" manifest:media-type="image/png"/>
  <manifest:file-entry manifest:full-path="Pictures/10000201000004870000036CDF49310DACA4EC3E.png" manifest:media-type="image/png"/>
  <manifest:file-entry manifest:full-path="Pictures/10000201000004900000036C3AE882EB1750DE90.png" manifest:media-type="image/png"/>
  <manifest:file-entry manifest:full-path="Pictures/1000020100000F0000000870FC29D67EC34763C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3.507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cm" svg:height="15.752cm" svg:x="0.001cm" svg:y="2.79cm">
          <draw:image xlink:href="Pictures/1000020100000F0000000870FC29D67EC34763C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placeholder="true">
          <draw:text-box/>
        </draw:frame>
        <draw:frame presentation:style-name="pr3" draw:layer="layout" svg:width="25.191cm" svg:height="12.182cm" svg:x="1.399cm" svg:y="4.915cm" presentation:class="outline" presentation:placeholder="true">
          <draw:text-box/>
        </draw:frame>
        <draw:frame draw:style-name="gr1" draw:text-style-name="P1" draw:layer="layout" svg:width="27.99cm" svg:height="20.992cm" svg:x="0cm" svg:y="0.014cm">
          <draw:image xlink:href="Pictures/10000201000004900000036C3AE882EB1750DE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27.991cm" svg:height="21.157cm" svg:x="0cm" svg:y="0.001cm">
          <draw:image xlink:href="Pictures/10000201000004870000036CDF49310DACA4EC3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draw:style-name="gr1" draw:text-style-name="P1" draw:layer="layout" svg:width="19.015cm" svg:height="21.005cm" svg:x="4.558cm" svg:y="0.083cm">
          <draw:image xlink:href="Pictures/100002010000045C000004D0E3B121BAC53353F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4T08:49:53.123303426</meta:creation-date>
    <dc:date>2017-06-04T09:59:46.881598195</dc:date>
    <meta:editing-duration>PT49M31S</meta:editing-duration>
    <meta:editing-cycles>4</meta:editing-cycles>
    <meta:generator>LibreOffice/5.4.0.3$Linux_X86_64 LibreOffice_project/40m0$Build-3</meta:generator>
    <meta:document-statistic meta:object-count="35"/>
  </office:meta>
</office:document-meta>
</file>